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 secs" table:style-name="ta1">
        <table:shapes>
          <draw:frame draw:z-index="0" draw:style-name="gr1" draw:text-style-name="P1" svg:width="159.99mm" svg:height="89.99mm" svg:x="208.98mm" svg:y="74.75mm">
            <loext:p draw:notify-on-update-of-ranges="'10 secs'.A1:'10 secs'.A2 '10 secs'.A3:'10 secs'.A13 '10 secs'.B1:'10 secs'.B2 '10 secs'.B3:'10 secs'.B13 '10 secs'.D1:'10 secs'.D2 '10 secs'.D3:'10 secs'.D13 '10 secs'.F1:'10 secs'.F2 '10 secs'.F3:'10 secs'.F13 '10 secs'.H1:'10 secs'.H2 '10 secs'.H3:'10 secs'.H13 '10 secs'.J1:'10 secs'.J2 '10 secs'.J3:'10 secs'.J13 '10 secs'.L1:'10 secs'.L2 '10 secs'.L3:'10 secs'.L13 '10 secs'.N1:'10 secs'.N2 '10 secs'.N3:'10 secs'.N13 '10 secs'.P1:'10 secs'.P2 '10 secs'.P3:'10 secs'.P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07" table:default-cell-style-name="ce3"/>
        <table:table-row table:style-name="ro1">
          <table:table-cell table:style-name="ce1" office:value-type="string" calcext:value-type="string">
            <text:p>Ratio</text:p>
          </table:table-cell>
          <table:table-cell table:style-name="ce4" office:value-type="float" office:value="0.25" calcext:value-type="float" table:number-columns-spanned="2" table:number-rows-spanned="1">
            <text:p>0.25</text:p>
          </table:table-cell>
          <table:covered-table-cell table:style-name="ce1"/>
          <table:table-cell table:style-name="ce4" office:value-type="float" office:value="0.5" calcext:value-type="float" table:number-columns-spanned="2" table:number-rows-spanned="1">
            <text:p>0.5</text:p>
          </table:table-cell>
          <table:covered-table-cell table:style-name="ce1"/>
          <table:table-cell table:style-name="ce4" office:value-type="float" office:value="0.75" calcext:value-type="float" table:number-columns-spanned="2" table:number-rows-spanned="1">
            <text:p>0.75</text:p>
          </table:table-cell>
          <table:covered-table-cell table:style-name="ce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4" office:value-type="float" office:value="1.25" calcext:value-type="float" table:number-columns-spanned="2" table:number-rows-spanned="1">
            <text:p>1.25</text:p>
          </table:table-cell>
          <table:covered-table-cell table:style-name="ce1"/>
          <table:table-cell table:style-name="ce4" office:value-type="float" office:value="1.5" calcext:value-type="float" table:number-columns-spanned="2" table:number-rows-spanned="1">
            <text:p>1.5</text:p>
          </table:table-cell>
          <table:covered-table-cell table:style-name="ce1"/>
          <table:table-cell table:style-name="ce4" office:value-type="float" office:value="1.75" calcext:value-type="float" table:number-columns-spanned="2" table:number-rows-spanned="1">
            <text:p>1.75</text:p>
          </table:table-cell>
          <table:covered-table-cell table:style-name="ce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Tethering_rate</text:p>
          </table:table-cell>
          <table:table-cell table:number-columns-repeated="100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42" calcext:value-type="float">
            <text:p>42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43" calcext:value-type="float">
            <text:p>43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2" calcext:value-type="float">
            <text:p>32</text:p>
          </table:table-cell>
          <table:table-cell table:style-name="ce8" office:value-type="float" office:value="18" calcext:value-type="float">
            <text:p>18</text:p>
          </table:table-cell>
          <table:table-cell table:style-name="ce6" office:value-type="float" office:value="42" calcext:value-type="float">
            <text:p>42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6" office:value-type="float" office:value="34" calcext:value-type="float">
            <text:p>34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float" office:value="44" calcext:value-type="float">
            <text:p>44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secs" table:style-name="ta1">
        <table:shapes>
          <draw:frame draw:z-index="0" draw:style-name="gr1" draw:text-style-name="P1" svg:width="159.99mm" svg:height="89.99mm" svg:x="192.59mm" svg:y="66.23mm">
            <loext:p draw:notify-on-update-of-ranges="'3 secs'.A1:'3 secs'.A2 '3 secs'.A3:'3 secs'.A9 '3 secs'.B1:'3 secs'.B2 '3 secs'.B3:'3 secs'.B9 '3 secs'.D1:'3 secs'.D2 '3 secs'.D3:'3 secs'.D9 '3 secs'.F1:'3 secs'.F2 '3 secs'.F3:'3 secs'.F9 '3 secs'.H1:'3 secs'.H2 '3 secs'.H3:'3 secs'.H9 '3 secs'.J1:'3 secs'.J2 '3 secs'.J3:'3 secs'.J9 '3 secs'.L1:'3 secs'.L2 '3 secs'.L3:'3 secs'.L9 '3 secs'.N1:'3 secs'.N2 '3 secs'.N3:'3 secs'.N9 '3 secs'.P1:'3 secs'.P2 '3 secs'.P3:'3 secs'.P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07" table:default-cell-style-name="ce3"/>
        <table:table-row table:style-name="ro1">
          <table:table-cell table:style-name="ce1" office:value-type="string" calcext:value-type="string">
            <text:p>Ratio</text:p>
          </table:table-cell>
          <table:table-cell table:style-name="ce4" office:value-type="float" office:value="0.25" calcext:value-type="float" table:number-columns-spanned="2" table:number-rows-spanned="1">
            <text:p>0.25</text:p>
          </table:table-cell>
          <table:covered-table-cell table:style-name="ce1"/>
          <table:table-cell table:style-name="ce4" office:value-type="float" office:value="0.5" calcext:value-type="float" table:number-columns-spanned="2" table:number-rows-spanned="1">
            <text:p>0.5</text:p>
          </table:table-cell>
          <table:covered-table-cell table:style-name="ce1"/>
          <table:table-cell table:style-name="ce4" office:value-type="float" office:value="0.75" calcext:value-type="float" table:number-columns-spanned="2" table:number-rows-spanned="1">
            <text:p>0.75</text:p>
          </table:table-cell>
          <table:covered-table-cell table:style-name="ce1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4" office:value-type="float" office:value="1.25" calcext:value-type="float" table:number-columns-spanned="2" table:number-rows-spanned="1">
            <text:p>1.25</text:p>
          </table:table-cell>
          <table:covered-table-cell table:style-name="ce1"/>
          <table:table-cell table:style-name="ce4" office:value-type="float" office:value="1.5" calcext:value-type="float" table:number-columns-spanned="2" table:number-rows-spanned="1">
            <text:p>1.5</text:p>
          </table:table-cell>
          <table:covered-table-cell table:style-name="ce1"/>
          <table:table-cell table:style-name="ce4" office:value-type="float" office:value="1.75" calcext:value-type="float" table:number-columns-spanned="2" table:number-rows-spanned="1">
            <text:p>1.75</text:p>
          </table:table-cell>
          <table:covered-table-cell table:style-name="ce1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number-columns-repeated="1007"/>
        </table:table-row>
        <table:table-row table:style-name="ro1">
          <table:table-cell table:style-name="ce9" office:value-type="string" calcext:value-type="string">
            <text:p>Tim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style-name="ce5"/>
          <table:table-cell table:style-name="ce7" office:value-type="string" calcext:value-type="string">
            <text:p>Tethering_rate</text:p>
          </table:table-cell>
          <table:table-cell table:number-columns-repeated="100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9" office:value-type="float" office:value="0.5" calcext:value-type="float">
            <text:p>0.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41" calcext:value-type="float">
            <text:p>41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34" calcext:value-type="float">
            <text:p>34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9" office:value-type="float" office:value="1.5" calcext:value-type="float">
            <text:p>1.5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6" office:value-type="float" office:value="33" calcext:value-type="float">
            <text:p>33</text:p>
          </table:table-cell>
          <table:table-cell table:style-name="ce8" office:value-type="float" office:value="17" calcext:value-type="float">
            <text:p>17</text:p>
          </table:table-cell>
          <table:table-cell table:style-name="ce6" office:value-type="float" office:value="39" calcext:value-type="float">
            <text:p>39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float" office:value="44" calcext:value-type="float">
            <text:p>44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9" office:value-type="float" office:value="2.5" calcext:value-type="float">
            <text:p>2.5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42" calcext:value-type="float">
            <text:p>42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21:11.810387263</meta:creation-date>
    <dc:date>2018-07-24T12:57:46.807162874</dc:date>
    <meta:editing-duration>PT36M33S</meta:editing-duration>
    <meta:editing-cycles>4</meta:editing-cycles>
    <meta:generator>LibreOffice/5.1.6.2$Linux_X86_64 LibreOffice_project/10m0$Build-2</meta:generator>
    <meta:document-statistic meta:table-count="2" meta:cell-count="3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2.458cm" style:legend-expansion="high" chart:style-name="ch2"/>
        <chart:plot-area chart:style-name="ch3" table:cell-range-address="'10 secs'.A1:'10 secs'.B13 '10 secs'.D1:'10 secs'.D13 '10 secs'.F1:'10 secs'.F13 '10 secs'.H1:'10 secs'.H13 '10 secs'.J1:'10 secs'.J13 '10 secs'.L1:'10 secs'.L13 '10 secs'.N1:'10 secs'.N13 '10 secs'.P1:'10 secs'.P13" chart:data-source-has-labels="both" svg:x="0.32cm" svg:y="0.18cm" svg:width="12.825cm" svg:height="8.64cm">
          <chartooo:coordinate-region svg:x="0.941cm" svg:y="0.379cm" svg:width="12.018cm" svg:height="7.794cm"/>
          <chart:axis chart:dimension="x" chart:name="primary-x" chart:style-name="ch4" chartooo:axis-type="auto">
            <chartooo:date-scale/>
            <chart:categories table:cell-range-address="'10 secs'.A3:'10 secs'.A13"/>
          </chart:axis>
          <chart:axis chart:dimension="y" chart:name="primary-y" chart:style-name="ch5"/>
          <chart:series chart:style-name="ch6" chart:values-cell-range-address="'10 secs'.B3:'10 secs'.B13" chart:label-cell-address="'10 secs'.B1:'10 secs'.B2" chart:class="chart:line">
            <chart:data-point chart:repeated="11"/>
          </chart:series>
          <chart:series chart:style-name="ch7" chart:values-cell-range-address="'10 secs'.D3:'10 secs'.D13" chart:label-cell-address="'10 secs'.D1:'10 secs'.D2" chart:class="chart:line">
            <chart:data-point chart:repeated="11"/>
          </chart:series>
          <chart:series chart:style-name="ch8" chart:values-cell-range-address="'10 secs'.F3:'10 secs'.F13" chart:label-cell-address="'10 secs'.F1:'10 secs'.F2" chart:class="chart:line">
            <chart:data-point chart:repeated="11"/>
          </chart:series>
          <chart:series chart:style-name="ch9" chart:values-cell-range-address="'10 secs'.H3:'10 secs'.H13" chart:label-cell-address="'10 secs'.H1:'10 secs'.H2" chart:class="chart:line">
            <chart:data-point chart:repeated="11"/>
          </chart:series>
          <chart:series chart:style-name="ch10" chart:values-cell-range-address="'10 secs'.J3:'10 secs'.J13" chart:label-cell-address="'10 secs'.J1:'10 secs'.J2" chart:class="chart:line">
            <chart:data-point chart:repeated="11"/>
          </chart:series>
          <chart:series chart:style-name="ch11" chart:values-cell-range-address="'10 secs'.L3:'10 secs'.L13" chart:label-cell-address="'10 secs'.L1:'10 secs'.L2" chart:class="chart:line">
            <chart:data-point chart:repeated="11"/>
          </chart:series>
          <chart:series chart:style-name="ch12" chart:values-cell-range-address="'10 secs'.N3:'10 secs'.N13" chart:label-cell-address="'10 secs'.N1:'10 secs'.N2" chart:class="chart:line">
            <chart:data-point chart:repeated="11"/>
          </chart:series>
          <chart:series chart:style-name="ch13" chart:values-cell-range-address="'10 secs'.P3:'10 secs'.P13" chart:label-cell-address="'10 secs'.P1:'10 secs'.P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 B0</text:p>
                <text:list>
                  <text:list-item>
                    <text:p>0.25</text:p>
                  </text:list-item>
                  <text:list-item>
                    <text:p>B0</text:p>
                  </text:list-item>
                </text:list>
                <draw:g>
                  <svg:desc>'10 secs'.B1:'10 secs'.B2</svg:desc>
                </draw:g>
              </table:table-cell>
              <table:table-cell office:value-type="string">
                <text:p>0.5 B0</text:p>
                <text:list>
                  <text:list-item>
                    <text:p>0.5</text:p>
                  </text:list-item>
                  <text:list-item>
                    <text:p>B0</text:p>
                  </text:list-item>
                </text:list>
                <draw:g>
                  <svg:desc>'10 secs'.D1:'10 secs'.D2</svg:desc>
                </draw:g>
              </table:table-cell>
              <table:table-cell office:value-type="string">
                <text:p>0.75 B0</text:p>
                <text:list>
                  <text:list-item>
                    <text:p>0.75</text:p>
                  </text:list-item>
                  <text:list-item>
                    <text:p>B0</text:p>
                  </text:list-item>
                </text:list>
                <draw:g>
                  <svg:desc>'10 secs'.F1:'10 secs'.F2</svg:desc>
                </draw:g>
              </table:table-cell>
              <table:table-cell office:value-type="string">
                <text:p>1 B0</text:p>
                <text:list>
                  <text:list-item>
                    <text:p>1</text:p>
                  </text:list-item>
                  <text:list-item>
                    <text:p>B0</text:p>
                  </text:list-item>
                </text:list>
                <draw:g>
                  <svg:desc>'10 secs'.H1:'10 secs'.H2</svg:desc>
                </draw:g>
              </table:table-cell>
              <table:table-cell office:value-type="string">
                <text:p>1.25 B0</text:p>
                <text:list>
                  <text:list-item>
                    <text:p>1.25</text:p>
                  </text:list-item>
                  <text:list-item>
                    <text:p>B0</text:p>
                  </text:list-item>
                </text:list>
                <draw:g>
                  <svg:desc>'10 secs'.J1:'10 secs'.J2</svg:desc>
                </draw:g>
              </table:table-cell>
              <table:table-cell office:value-type="string">
                <text:p>1.5 B0</text:p>
                <text:list>
                  <text:list-item>
                    <text:p>1.5</text:p>
                  </text:list-item>
                  <text:list-item>
                    <text:p>B0</text:p>
                  </text:list-item>
                </text:list>
                <draw:g>
                  <svg:desc>'10 secs'.L1:'10 secs'.L2</svg:desc>
                </draw:g>
              </table:table-cell>
              <table:table-cell office:value-type="string">
                <text:p>1.75 B0</text:p>
                <text:list>
                  <text:list-item>
                    <text:p>1.75</text:p>
                  </text:list-item>
                  <text:list-item>
                    <text:p>B0</text:p>
                  </text:list-item>
                </text:list>
                <draw:g>
                  <svg:desc>'10 secs'.N1:'10 secs'.N2</svg:desc>
                </draw:g>
              </table:table-cell>
              <table:table-cell office:value-type="string">
                <text:p>2 B0</text:p>
                <text:list>
                  <text:list-item>
                    <text:p>2</text:p>
                  </text:list-item>
                  <text:list-item>
                    <text:p>B0</text:p>
                  </text:list-item>
                </text:list>
                <draw:g>
                  <svg:desc>'10 secs'.P1:'10 secs'.P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10 secs'.A3:'10 secs'.A13</svg:desc>
                </draw:g>
              </table:table-cell>
              <table:table-cell office:value-type="float" office:value="0">
                <text:p>0</text:p>
                <draw:g>
                  <svg:desc>'10 secs'.B3:'10 secs'.B13</svg:desc>
                </draw:g>
              </table:table-cell>
              <table:table-cell office:value-type="float" office:value="0">
                <text:p>0</text:p>
                <draw:g>
                  <svg:desc>'10 secs'.D3:'10 secs'.D13</svg:desc>
                </draw:g>
              </table:table-cell>
              <table:table-cell office:value-type="float" office:value="0">
                <text:p>0</text:p>
                <draw:g>
                  <svg:desc>'10 secs'.F3:'10 secs'.F13</svg:desc>
                </draw:g>
              </table:table-cell>
              <table:table-cell office:value-type="float" office:value="0">
                <text:p>0</text:p>
                <draw:g>
                  <svg:desc>'10 secs'.H3:'10 secs'.H13</svg:desc>
                </draw:g>
              </table:table-cell>
              <table:table-cell office:value-type="float" office:value="0">
                <text:p>0</text:p>
                <draw:g>
                  <svg:desc>'10 secs'.J3:'10 secs'.J13</svg:desc>
                </draw:g>
              </table:table-cell>
              <table:table-cell office:value-type="float" office:value="0">
                <text:p>0</text:p>
                <draw:g>
                  <svg:desc>'10 secs'.L3:'10 secs'.L13</svg:desc>
                </draw:g>
              </table:table-cell>
              <table:table-cell office:value-type="float" office:value="0">
                <text:p>0</text:p>
                <draw:g>
                  <svg:desc>'10 secs'.N3:'10 secs'.N13</svg:desc>
                </draw:g>
              </table:table-cell>
              <table:table-cell office:value-type="float" office:value="0">
                <text:p>0</text:p>
                <draw:g>
                  <svg:desc>'10 secs'.P3:'10 secs'.P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2.458cm" style:legend-expansion="high" chart:style-name="ch2"/>
        <chart:plot-area chart:style-name="ch3" table:cell-range-address="'3 secs'.A1:'3 secs'.B9 '3 secs'.D1:'3 secs'.D9 '3 secs'.F1:'3 secs'.F9 '3 secs'.H1:'3 secs'.H9 '3 secs'.J1:'3 secs'.J9 '3 secs'.L1:'3 secs'.L9 '3 secs'.N1:'3 secs'.N9 '3 secs'.P1:'3 secs'.P9" chart:data-source-has-labels="both" svg:x="0.32cm" svg:y="0.18cm" svg:width="13.249cm" svg:height="8.64cm">
          <chartooo:coordinate-region svg:x="0.941cm" svg:y="0.379cm" svg:width="12.534cm" svg:height="7.794cm"/>
          <chart:axis chart:dimension="x" chart:name="primary-x" chart:style-name="ch4" chartooo:axis-type="auto">
            <chartooo:date-scale/>
            <chart:categories table:cell-range-address="'3 secs'.A3:'3 secs'.A9"/>
          </chart:axis>
          <chart:axis chart:dimension="y" chart:name="primary-y" chart:style-name="ch5"/>
          <chart:series chart:style-name="ch6" chart:values-cell-range-address="'3 secs'.B3:'3 secs'.B9" chart:label-cell-address="'3 secs'.B1:'3 secs'.B2" chart:class="chart:line">
            <chart:data-point chart:repeated="7"/>
          </chart:series>
          <chart:series chart:style-name="ch7" chart:values-cell-range-address="'3 secs'.D3:'3 secs'.D9" chart:label-cell-address="'3 secs'.D1:'3 secs'.D2" chart:class="chart:line">
            <chart:data-point chart:repeated="7"/>
          </chart:series>
          <chart:series chart:style-name="ch8" chart:values-cell-range-address="'3 secs'.F3:'3 secs'.F9" chart:label-cell-address="'3 secs'.F1:'3 secs'.F2" chart:class="chart:line">
            <chart:data-point chart:repeated="7"/>
          </chart:series>
          <chart:series chart:style-name="ch9" chart:values-cell-range-address="'3 secs'.H3:'3 secs'.H9" chart:label-cell-address="'3 secs'.H1:'3 secs'.H2" chart:class="chart:line">
            <chart:data-point chart:repeated="7"/>
          </chart:series>
          <chart:series chart:style-name="ch10" chart:values-cell-range-address="'3 secs'.J3:'3 secs'.J9" chart:label-cell-address="'3 secs'.J1:'3 secs'.J2" chart:class="chart:line">
            <chart:data-point chart:repeated="7"/>
          </chart:series>
          <chart:series chart:style-name="ch11" chart:values-cell-range-address="'3 secs'.L3:'3 secs'.L9" chart:label-cell-address="'3 secs'.L1:'3 secs'.L2" chart:class="chart:line">
            <chart:data-point chart:repeated="7"/>
          </chart:series>
          <chart:series chart:style-name="ch12" chart:values-cell-range-address="'3 secs'.N3:'3 secs'.N9" chart:label-cell-address="'3 secs'.N1:'3 secs'.N2" chart:class="chart:line">
            <chart:data-point chart:repeated="7"/>
          </chart:series>
          <chart:series chart:style-name="ch13" chart:values-cell-range-address="'3 secs'.P3:'3 secs'.P9" chart:label-cell-address="'3 secs'.P1:'3 secs'.P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</text:p>
                <text:list>
                  <text:list-item>
                    <text:p>0.25</text:p>
                  </text:list-item>
                  <text:list-item>
                    <text:p/>
                  </text:list-item>
                </text:list>
                <draw:g>
                  <svg:desc>'3 secs'.B1:'3 secs'.B2</svg:desc>
                </draw:g>
              </table:table-cell>
              <table:table-cell office:value-type="string">
                <text:p>0.5</text:p>
                <text:list>
                  <text:list-item>
                    <text:p>0.5</text:p>
                  </text:list-item>
                  <text:list-item>
                    <text:p/>
                  </text:list-item>
                </text:list>
                <draw:g>
                  <svg:desc>'3 secs'.D1:'3 secs'.D2</svg:desc>
                </draw:g>
              </table:table-cell>
              <table:table-cell office:value-type="string">
                <text:p>0.75</text:p>
                <text:list>
                  <text:list-item>
                    <text:p>0.75</text:p>
                  </text:list-item>
                  <text:list-item>
                    <text:p/>
                  </text:list-item>
                </text:list>
                <draw:g>
                  <svg:desc>'3 secs'.F1:'3 secs'.F2</svg:desc>
                </draw:g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  <draw:g>
                  <svg:desc>'3 secs'.H1:'3 secs'.H2</svg:desc>
                </draw:g>
              </table:table-cell>
              <table:table-cell office:value-type="string">
                <text:p>1.25</text:p>
                <text:list>
                  <text:list-item>
                    <text:p>1.25</text:p>
                  </text:list-item>
                  <text:list-item>
                    <text:p/>
                  </text:list-item>
                </text:list>
                <draw:g>
                  <svg:desc>'3 secs'.J1:'3 secs'.J2</svg:desc>
                </draw:g>
              </table:table-cell>
              <table:table-cell office:value-type="string">
                <text:p>1.5</text:p>
                <text:list>
                  <text:list-item>
                    <text:p>1.5</text:p>
                  </text:list-item>
                  <text:list-item>
                    <text:p/>
                  </text:list-item>
                </text:list>
                <draw:g>
                  <svg:desc>'3 secs'.L1:'3 secs'.L2</svg:desc>
                </draw:g>
              </table:table-cell>
              <table:table-cell office:value-type="string">
                <text:p>1.75</text:p>
                <text:list>
                  <text:list-item>
                    <text:p>1.75</text:p>
                  </text:list-item>
                  <text:list-item>
                    <text:p/>
                  </text:list-item>
                </text:list>
                <draw:g>
                  <svg:desc>'3 secs'.N1:'3 secs'.N2</svg:desc>
                </draw:g>
              </table:table-cell>
              <table:table-cell office:value-type="string">
                <text:p>2</text:p>
                <text:list>
                  <text:list-item>
                    <text:p>2</text:p>
                  </text:list-item>
                  <text:list-item>
                    <text:p/>
                  </text:list-item>
                </text:list>
                <draw:g>
                  <svg:desc>'3 secs'.P1:'3 secs'.P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3 secs'.A3:'3 secs'.A9</svg:desc>
                </draw:g>
              </table:table-cell>
              <table:table-cell office:value-type="float" office:value="0">
                <text:p>0</text:p>
                <draw:g>
                  <svg:desc>'3 secs'.B3:'3 secs'.B9</svg:desc>
                </draw:g>
              </table:table-cell>
              <table:table-cell office:value-type="float" office:value="0">
                <text:p>0</text:p>
                <draw:g>
                  <svg:desc>'3 secs'.D3:'3 secs'.D9</svg:desc>
                </draw:g>
              </table:table-cell>
              <table:table-cell office:value-type="float" office:value="0">
                <text:p>0</text:p>
                <draw:g>
                  <svg:desc>'3 secs'.F3:'3 secs'.F9</svg:desc>
                </draw:g>
              </table:table-cell>
              <table:table-cell office:value-type="float" office:value="0">
                <text:p>0</text:p>
                <draw:g>
                  <svg:desc>'3 secs'.H3:'3 secs'.H9</svg:desc>
                </draw:g>
              </table:table-cell>
              <table:table-cell office:value-type="float" office:value="0">
                <text:p>0</text:p>
                <draw:g>
                  <svg:desc>'3 secs'.J3:'3 secs'.J9</svg:desc>
                </draw:g>
              </table:table-cell>
              <table:table-cell office:value-type="float" office:value="0">
                <text:p>0</text:p>
                <draw:g>
                  <svg:desc>'3 secs'.L3:'3 secs'.L9</svg:desc>
                </draw:g>
              </table:table-cell>
              <table:table-cell office:value-type="float" office:value="0">
                <text:p>0</text:p>
                <draw:g>
                  <svg:desc>'3 secs'.N3:'3 secs'.N9</svg:desc>
                </draw:g>
              </table:table-cell>
              <table:table-cell office:value-type="float" office:value="0">
                <text:p>0</text:p>
                <draw:g>
                  <svg:desc>'3 secs'.P3:'3 secs'.P9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